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Propagator.setServiceManagerFactory( DefaultServiceManagerFactory serviceManag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pag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pagator.getLifecyc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Propagator.invokeLifecycleWorker( String beanName , Object bean , BeanDefinition bean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